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03d10"/>
    </style:style>
    <style:style style:name="P3" style:family="paragraph" style:parent-style-name="Standard">
      <style:paragraph-properties fo:text-align="justify" style:justify-single-word="false"/>
      <style:text-properties officeooo:paragraph-rsid="00123b96"/>
    </style:style>
    <style:style style:name="P4" style:family="paragraph" style:parent-style-name="Standard">
      <style:paragraph-properties fo:text-align="justify" style:justify-single-word="false"/>
      <style:text-properties officeooo:paragraph-rsid="0013bb03"/>
    </style:style>
    <style:style style:name="P5" style:family="paragraph" style:parent-style-name="Standard">
      <style:paragraph-properties fo:text-align="justify" style:justify-single-word="false"/>
      <style:text-properties officeooo:paragraph-rsid="00171f6a"/>
    </style:style>
    <style:style style:name="P6" style:family="paragraph" style:parent-style-name="Standard">
      <style:paragraph-properties fo:text-align="justify" style:justify-single-word="false"/>
      <style:text-properties officeooo:paragraph-rsid="0018a4d8"/>
    </style:style>
    <style:style style:name="P7" style:family="paragraph" style:parent-style-name="Standard">
      <style:paragraph-properties fo:text-align="center" style:justify-single-word="false"/>
      <style:text-properties officeooo:paragraph-rsid="00153c4e"/>
    </style:style>
    <style:style style:name="P8" style:family="paragraph" style:parent-style-name="Standard">
      <style:paragraph-properties fo:text-align="center" style:justify-single-word="false"/>
      <style:text-properties officeooo:paragraph-rsid="001ba72e"/>
    </style:style>
    <style:style style:name="P9" style:family="paragraph" style:parent-style-name="Standard">
      <style:paragraph-properties fo:text-align="center" style:justify-single-word="false"/>
      <style:text-properties style:font-name="Arial" fo:font-size="16pt" fo:font-weight="bold" officeooo:rsid="001ba72e" officeooo:paragraph-rsid="001ba72e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23b96"/>
    </style:style>
    <style:style style:name="P12" style:family="paragraph" style:parent-style-name="Standard">
      <style:paragraph-properties fo:text-align="justify" style:justify-single-word="false"/>
      <style:text-properties officeooo:paragraph-rsid="00171f6a"/>
    </style:style>
    <style:style style:name="P13" style:family="paragraph" style:parent-style-name="Standard">
      <style:paragraph-properties fo:text-align="justify" style:justify-single-word="false"/>
      <style:text-properties officeooo:paragraph-rsid="001d0882"/>
    </style:style>
    <style:style style:name="P14" style:family="paragraph" style:parent-style-name="Standard">
      <style:paragraph-properties fo:text-align="justify" style:justify-single-word="false"/>
      <style:text-properties officeooo:paragraph-rsid="0013bb03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officeooo:paragraph-rsid="001d0882"/>
    </style:style>
    <style:style style:name="P17" style:family="paragraph" style:parent-style-name="Standard">
      <style:paragraph-properties fo:text-align="center" style:justify-single-word="false"/>
      <style:text-properties officeooo:paragraph-rsid="00171f6a"/>
    </style:style>
    <style:style style:name="P18" style:family="paragraph" style:parent-style-name="Standard">
      <style:paragraph-properties fo:text-align="justify" style:justify-single-word="false"/>
      <style:text-properties style:font-name="Arial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normal" officeooo:rsid="000f565a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normal" officeooo:rsid="00103d10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officeooo:rsid="0011a462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 officeooo:rsid="00123b96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normal" officeooo:rsid="0013bb03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 officeooo:rsid="00153c4e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normal" officeooo:rsid="00171f6a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Arial" fo:font-size="12pt" fo:letter-spacing="normal" fo:font-style="normal" fo:font-weight="normal" officeooo:rsid="0018a4d8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Arial" fo:font-size="12pt" fo:letter-spacing="normal" fo:font-style="normal" fo:font-weight="normal" officeooo:rsid="0019e0d7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Arial" fo:font-size="12pt" fo:letter-spacing="normal" fo:font-style="normal" fo:font-weight="normal" officeooo:rsid="001d0882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Arial" fo:font-size="12pt" fo:letter-spacing="normal" fo:font-style="normal" fo:font-weight="normal" officeooo:rsid="00153c4e" style:font-size-asian="10.5pt" style:font-weight-asian="normal" style:font-size-complex="10.5pt" style:font-weight-complex="normal"/>
    </style:style>
    <style:style style:name="T13" style:family="text">
      <style:text-properties fo:font-variant="normal" fo:text-transform="none" fo:color="#000000" style:font-name="Arial" fo:font-size="12pt" fo:letter-spacing="normal" fo:font-style="normal" fo:font-weight="normal" officeooo:rsid="00171f6a" style:font-size-asian="10.5pt" style:font-weight-asian="normal" style:font-size-complex="10.5pt" style:font-weight-complex="normal"/>
    </style:style>
    <style:style style:name="T14" style:family="text">
      <style:text-properties fo:font-variant="normal" fo:text-transform="none" fo:color="#000000" style:font-name="Arial" fo:font-size="12pt" fo:letter-spacing="normal" fo:font-weight="normal" officeooo:rsid="00123b96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Arial" fo:font-size="10.5pt" fo:letter-spacing="normal" fo:font-style="normal" fo:font-weight="normal" officeooo:rsid="00153c4e" style:font-size-asian="10.5pt" style:font-weight-asian="normal" style:font-size-complex="10.5pt" style:font-weight-complex="normal"/>
    </style:style>
    <style:style style:name="T16" style:family="text">
      <style:text-properties fo:font-variant="normal" fo:text-transform="none" fo:color="#000000" style:font-name="Arial" fo:font-size="10.5pt" fo:letter-spacing="normal" fo:font-style="normal" fo:font-weight="normal" officeooo:rsid="00171f6a" style:font-size-asian="10.5pt" style:font-weight-asian="normal" style:font-size-complex="10.5pt" style:font-weight-complex="normal"/>
    </style:style>
    <style:style style:name="T17" style:family="text">
      <style:text-properties fo:font-variant="normal" fo:text-transform="none" fo:color="#000000" style:font-name="Arial" fo:font-size="10.5pt" fo:letter-spacing="normal" fo:font-style="normal" fo:font-weight="normal" officeooo:rsid="001793e6" style:font-size-asian="10.5pt" style:font-weight-asian="normal" style:font-size-complex="10.5pt" style:font-weight-complex="normal"/>
    </style:style>
    <style:style style:name="T18" style:family="text">
      <style:text-properties fo:font-variant="normal" fo:text-transform="none" fo:color="#000000" style:font-name="Arial" fo:font-size="16pt" fo:letter-spacing="normal" fo:font-style="normal" fo:font-weight="bold" officeooo:rsid="001ba72e" style:font-size-asian="16pt" style:font-weight-asian="bold" style:font-size-complex="16pt" style:font-weight-complex="bold"/>
    </style:style>
    <style:style style:name="T19" style:family="text">
      <style:text-properties fo:font-variant="normal" fo:text-transform="none" fo:color="#000000" style:font-name="Arial" fo:font-size="16pt" fo:letter-spacing="normal" fo:font-style="normal" fo:font-weight="normal" officeooo:rsid="001ba72e" style:font-size-asian="14pt" style:font-weight-asian="normal" style:font-size-complex="16pt" style:font-weight-complex="normal"/>
    </style:style>
    <style:style style:name="T20" style:family="text">
      <style:text-properties fo:font-variant="normal" fo:text-transform="none" fo:color="#000000" style:font-name="Times New Roman" fo:font-size="14pt" fo:letter-spacing="normal" fo:font-style="normal" fo:font-weight="normal" officeooo:rsid="00153c4e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fo:font-size="14pt" fo:letter-spacing="normal" fo:font-style="normal" fo:font-weight="normal" officeooo:rsid="00153c4e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fo:font-size="12pt" fo:letter-spacing="normal" fo:font-style="normal" fo:font-weight="normal" officeooo:rsid="00153c4e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fo:font-size="12pt" fo:letter-spacing="normal" fo:font-style="normal" fo:font-weight="normal" officeooo:rsid="00171f6a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Arial" fo:font-size="14pt" fo:letter-spacing="normal" fo:font-style="normal" fo:font-weight="normal" officeooo:rsid="00153c4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Arial" fo:font-size="14pt" fo:letter-spacing="normal" fo:font-style="normal" fo:font-weight="normal" officeooo:rsid="00153c4e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Arial" fo:font-size="14pt" fo:letter-spacing="normal" fo:font-style="normal" fo:font-weight="normal" officeooo:rsid="00171f6a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Arial" fo:font-size="14pt" fo:letter-spacing="normal" fo:font-style="normal" officeooo:rsid="00153c4e" style:font-size-asian="14pt" style:font-size-complex="14pt"/>
    </style:style>
    <style:style style:name="T28" style:family="text">
      <style:text-properties fo:font-variant="normal" fo:text-transform="none" fo:color="#000000" style:font-name="Arial" fo:font-size="14pt" fo:letter-spacing="normal" fo:font-style="normal" officeooo:rsid="00171f6a" style:font-size-asian="14pt" style:font-size-complex="14pt"/>
    </style:style>
    <style:style style:name="T29" style:family="text">
      <style:text-properties fo:font-variant="normal" fo:text-transform="none" fo:color="#000000" style:font-name="Arial" fo:font-size="14pt" fo:letter-spacing="normal" fo:font-style="normal" fo:font-weight="bold" officeooo:rsid="00153c4e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fo:color="#000000" style:font-name="Arial" fo:font-size="14pt" fo:letter-spacing="normal" fo:font-style="normal" fo:font-weight="bold" officeooo:rsid="00171f6a" style:font-size-asian="14pt" style:font-weight-asian="bold" style:font-size-complex="14pt" style:font-weight-complex="bold"/>
    </style:style>
    <style:style style:name="T31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style:font-name="Arial" fo:font-size="12pt" fo:letter-spacing="normal" fo:font-style="normal" fo:font-weight="normal" officeooo:rsid="00153c4e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0000" style:font-name="Arial" fo:font-size="12pt" fo:letter-spacing="normal" fo:font-style="normal" fo:font-weight="normal" officeooo:rsid="00171f6a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font-name="Arial" fo:font-size="12pt" fo:letter-spacing="normal" fo:font-style="normal" fo:font-weight="normal" officeooo:rsid="001d0882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font-name="Arial" fo:letter-spacing="normal" fo:font-style="normal" fo:font-weight="normal" officeooo:rsid="00153c4e" style:font-weight-asian="normal" style:font-weight-complex="normal"/>
    </style:style>
    <style:style style:name="T36" style:family="text">
      <style:text-properties fo:font-variant="normal" fo:text-transform="none" fo:color="#000000" style:font-name="Arial" fo:letter-spacing="normal" fo:font-style="normal" fo:font-weight="normal" officeooo:rsid="00171f6a" style:font-weight-asian="normal" style:font-weight-complex="normal"/>
    </style:style>
    <style:style style:name="T37" style:family="text">
      <style:text-properties fo:font-variant="normal" fo:text-transform="none" fo:color="#000000" style:font-name="Arial" fo:letter-spacing="normal" fo:font-style="normal" fo:font-weight="normal" officeooo:rsid="001d0882" style:font-weight-asian="normal" style:font-weight-complex="normal"/>
    </style:style>
    <style:style style:name="T38" style:family="text">
      <style:text-properties fo:font-variant="normal" fo:text-transform="none" fo:color="#000000" style:font-name="Arial" fo:font-size="16pt" fo:letter-spacing="normal" fo:font-style="normal" fo:font-weight="normal" officeooo:rsid="001d0882" style:font-size-asian="16pt" style:font-weight-asian="normal" style:font-size-complex="16pt" style:font-weight-complex="normal"/>
    </style:style>
    <style:style style:name="T39" style:family="text">
      <style:text-properties fo:font-variant="normal" fo:text-transform="none" fo:color="#000000" style:font-name="Arial" fo:font-size="16pt" fo:letter-spacing="normal" fo:font-style="normal" officeooo:rsid="001d0882" style:font-size-asian="16pt" style:font-size-complex="16pt"/>
    </style:style>
    <style:style style:name="T40" style:family="text">
      <style:text-properties fo:font-variant="normal" fo:text-transform="none" fo:color="#000000" style:font-name="Arial" fo:font-size="16pt" fo:letter-spacing="normal" fo:font-style="normal" fo:font-weight="bold" officeooo:rsid="001d0882" style:font-size-asian="16pt" style:font-weight-asian="bold" style:font-size-complex="16pt" style:font-weight-complex="bold"/>
    </style:style>
    <style:style style:name="T41" style:family="text">
      <style:text-properties fo:font-variant="normal" fo:text-transform="none" fo:color="#000000" fo:letter-spacing="normal" fo:font-style="normal" fo:font-weight="normal" officeooo:rsid="00153c4e" style:font-weight-asian="normal" style:font-weight-complex="normal"/>
    </style:style>
    <style:style style:name="T42" style:family="text">
      <style:text-properties fo:font-variant="normal" fo:text-transform="none" fo:color="#000000" fo:letter-spacing="normal" fo:font-style="normal" officeooo:rsid="00153c4e"/>
    </style:style>
    <style:style style:name="T43" style:family="text">
      <style:text-properties style:font-name="Arial" fo:font-size="12pt" style:font-size-asian="12pt" style:font-size-complex="12pt"/>
    </style:style>
    <style:style style:name="T44" style:family="text">
      <style:text-properties style:font-name="Arial" fo:font-size="12pt" officeooo:rsid="000f565a" style:font-size-asian="12pt" style:font-size-complex="12pt"/>
    </style:style>
    <style:style style:name="T45" style:family="text">
      <style:text-properties officeooo:rsid="001d08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SS</text:p>
      <text:p text:style-name="P1"><text:span text:style-name="T43"><text:tab/></text:span><text:span text:style-name="T44">A parte visual do software será desenvolvida em CSS(</text:span><text:span text:style-name="Emphasis"><text:span text:style-name="T1">Cascading Style Sheets, </text:span></text:span><text:span text:style-name="Emphasis"><text:span text:style-name="T2">em do inglês Folha de estilo em cascata) uma linguagem que facilita o desenvolvedor gráfico da aplicação por permitir ser escrita tanto em um arquivo a parte dos demais e ser apenas referenciado neles, como pode ser escrito no início de cada arquivo e cada um com um CSS diferente, ainda pode ser feito sempre que criar um elemento na página, ou então utilizando todas as 3 </text:span></text:span><text:span text:style-name="Emphasis"><text:span text:style-name="T3">formas. Segundo Pedro Rogério(2007)</text:span></text:span><text:span text:style-name="Emphasis"><text:span text:style-name="T2"> para futuras manutenções </text:span></text:span><text:span text:style-name="Emphasis"><text:span text:style-name="T3">e projetos em camadas</text:span></text:span><text:span text:style-name="Emphasis"><text:span text:style-name="T2"> é aconselhável ser utilizado </text:span></text:span><text:span text:style-name="Emphasis"><text:span text:style-name="T3">o CSS </text:span></text:span><text:span text:style-name="Emphasis"><text:span text:style-name="T2">apenas em arquivos externos.</text:span></text:span></text:p>
      <text:p text:style-name="P6"><text:span text:style-name="Emphasis"><text:span text:style-name="T2"><text:tab/></text:span></text:span><text:span text:style-name="Emphasis"><text:span text:style-name="T9">Utilizando CSS é possível trocar atributos como a cor de um determinado elemento, ou grupo de elemento, assim como trocar o tamanho, forma, estilo da letra, etc.Também é possível alterar os atributos sobre certa circunstância como o mouse parado em cima do elemento ou segurando o botão esquerdo do mouse em cima do elemento.</text:span></text:span></text:p>
      <text:p text:style-name="P1"><text:span text:style-name="Emphasis"><text:span text:style-name="T2"/></text:span></text:p>
      <text:p text:style-name="P2"><text:span text:style-name="Emphasis"><text:span text:style-name="T2">Fontes: </text:span></text:span></text:p>
      <text:p text:style-name="P2"><text:a xlink:type="simple" xlink:href="http://www.w3schools.com/css/css_howto.asp"><text:span text:style-name="Emphasis">http://www.w3schools.com/css/css_howto.asp</text:span></text:a><text:span text:style-name="Emphasis"><text:span text:style-name="T2"> 30/10 13:50</text:span></text:span></text:p>
      <text:p text:style-name="P2"><text:a xlink:type="simple" xlink:href="http://www.pinceladasdaweb.com.br/blog/2007/10/08/css-tip-as-3-formas-de-inserir-css-em-uma-pagina-web/"><text:span text:style-name="Emphasis">http://www.pinceladasdaweb.com.br/blog/2007/10/08/css-tip-as-3-formas-de-inserir-css-em-uma-pagina-web/</text:span></text:a><text:span text:style-name="Emphasis"><text:span text:style-name="T3"> 30/10 14:00</text:span></text:span></text:p>
      <text:p text:style-name="P2"><text:span text:style-name="Emphasis"><text:span text:style-name="T3"/></text:span></text:p>
      <text:p text:style-name="P8"><text:span text:style-name="Emphasis"><text:span text:style-name="T18">MVC</text:span></text:span></text:p>
      <text:p text:style-name="P3"><text:span text:style-name="Emphasis"><text:span text:style-name="T3"><text:tab/>O padrão de programação MVC(Modelo Visão e Controle) divide a programação do <text:s/>software em 3 partes, o modelo, a visão e o controle.</text:span></text:span></text:p>
      <text:p text:style-name="P3"><text:span text:style-name="Emphasis"><text:span text:style-name="T3"><text:tab/> A visão é a parte que interage com o usuário, </text:span></text:span><text:span text:style-name="Emphasis"><text:span text:style-name="T4">recebe informações do usuário e fornece-as para o controlador, que executa a parte lógica do projeto apartir das informações vindas da visão e do modelo, sempre seguindo o plano de negócio da empresa. O modelo é a ponte entre o controle e aplicações externas, como o banco de dados.</text:span></text:span></text:p>
      <text:p text:style-name="P2"><text:span text:style-name="Emphasis"><text:span text:style-name="T4"><text:tab/>Por exemplo. O usuário tenta efetuar o login. Após preencher um campo com o e-mail e outro com a senha ele clica em um botão escrito 'Entrar', toda essa parte esta na visão tanto os campos como o design da tela. Após clicar no botão 'Entrar', o e-mail como senha e até mesmo o clicar do botão são enviados para o controlador que ira utilizar esses dados para executar uma determinada função e requisitar </text:span></text:span><text:span text:style-name="Emphasis"><text:span text:style-name="T5">ao modelo</text:span></text:span><text:span text:style-name="Emphasis"><text:span text:style-name="T4"> uma determinada ação </text:span></text:span><text:span text:style-name="Emphasis"><text:span text:style-name="T5">que ira retornar outros dados para o controle, este ira definir se o login é valido ou não e informar para a visão se o usuário pode ou não ter acesso </text:span></text:span><text:span text:style-name="Emphasis"><text:span text:style-name="T10">a</text:span></text:span><text:span text:style-name="Emphasis"><text:span text:style-name="T5">o projeto, caso tenha transferi-lo para outra parte da aplicação ou informá-lo que o e-mail ou senha estão inválidos.</text:span></text:span></text:p>
      <text:p text:style-name="P3"><text:span text:style-name="Emphasis"><text:span text:style-name="T5"><text:tab/>Ela é aconselhável por facilitar a manutenção, o teste, a atualização do sistema e o desenvolvimento paralelo de qualquer umas das 3 partes.</text:span></text:span></text:p>
      <text:p text:style-name="P3"><text:span text:style-name="Emphasis"><text:span text:style-name="T5"/></text:span></text:p>
      <text:p text:style-name="P3"><text:span text:style-name="Emphasis"><text:span text:style-name="T5">Fontes:</text:span></text:span></text:p>
      <text:p text:style-name="P3"><text:a xlink:type="simple" xlink:href="http://www.macoratti.net/vbn_mvc.htm"><text:span text:style-name="Emphasis">http://www.macoratti.net/vbn_mvc.htm</text:span></text:a><text:span text:style-name="Emphasis"><text:span text:style-name="T5"> 30/10 14:10</text:span></text:span></text:p>
      <text:p text:style-name="P16"><text:span text:style-name="Emphasis"><text:span text:style-name="T19">W3C</text:span></text:span></text:p>
      <text:p text:style-name="P13"><text:span text:style-name="Emphasis"><text:span text:style-name="T15"><text:tab/></text:span></text:span><text:span text:style-name="Emphasis"><text:span text:style-name="T16">O W3C(World Wide Web, do inglês Rede Mundial de Computadores) é uma organização mundial que conta com uma equipe em tempo integral e o publico, </text:span></text:span><text:span text:style-name="Emphasis"><text:span text:style-name="T17">desenvolvedores,</text:span></text:span><text:span text:style-name="Emphasis"><text:span text:style-name="T16"> para desenvolverem padrões para a internet. O líder da organização é Tim Berners-Lee (inventor da internet) e Jeffrey Jaffe.</text:span></text:span></text:p>
      <text:p text:style-name="P13"><text:span text:style-name="Emphasis"><text:span text:style-name="T16"><text:tab/>Segundo o próprio W3C:</text:span></text:span></text:p>
      <text:p text:style-name="P16"><text:span text:style-name="Emphasis"><text:span text:style-name="T15">“O W3C desenvolve especificações técnicas e orientações através de um processo projetado para maximizar a consenso sobre as recomendações, garantindo qualidades técnicas e editoriais, além de transparentemente alcançar apoio da comunidade de desenvolvedores, do consórcio e do público em geral. </text:span></text:span><text:span text:style-name="Emphasis"><text:span text:style-name="T12">“</text:span></text:span></text:p>
      <text:p text:style-name="P13"><text:span text:style-name="Emphasis"><text:span text:style-name="T13"/></text:span></text:p>
      <text:p text:style-name="P13"><text:soft-page-break/><text:span text:style-name="Emphasis"><text:span text:style-name="T13">Fontes:</text:span></text:span></text:p>
      <text:p text:style-name="P13"><text:a xlink:type="simple" xlink:href="http://www.w3.org/"><text:span text:style-name="Emphasis">http://www.w3.org/</text:span></text:a><text:span text:style-name="Emphasis"><text:span text:style-name="T13"> 30/10 15:20</text:span></text:span></text:p>
      <text:p text:style-name="P13"><text:a xlink:type="simple" xlink:href="http://www.w3c.br/Sobre"><text:span text:style-name="Emphasis">http://www.w3c.br/Sobre</text:span></text:a><text:span text:style-name="Emphasis"><text:span text:style-name="T13"> 30/10 15:30</text:span></text:span></text:p>
      <text:p text:style-name="P13"><text:a xlink:type="simple" xlink:href="http://www.w3c.br/Padroes"><text:span text:style-name="Emphasis"><text:span text:style-name="T14">http://www.w3c.br/Padroes</text:span></text:span></text:a><text:span text:style-name="Emphasis"><text:span text:style-name="T13"> 30/10 15:45</text:span></text:span></text:p>
      <text:p text:style-name="P3"><text:span text:style-name="Emphasis"><text:span text:style-name="T5"/></text:span></text:p>
      <text:p text:style-name="P8"><text:span text:style-name="Emphasis"><text:span text:style-name="T18">HTML5</text:span></text:span></text:p>
      <text:p text:style-name="P4"><text:span text:style-name="Emphasis"><text:span text:style-name="T5"><text:tab/></text:span></text:span><text:span text:style-name="Emphasis"><text:span text:style-name="T6">HTML5(Hypertext Markup Language 5, do inglês linguagem de marcação de hipertexto 5) é a quinta verão da linguagem HTML</text:span></text:span><text:span text:style-name="Emphasis"><text:span text:style-name="T7"> O grupo W3C define 3 pilares para a internet, um deles é uma linguagem de hipertexto para facilitar a navegação entre fonte de informação, atualmente o HTML5 é essa linguagem.</text:span></text:span></text:p>
      <text:p text:style-name="P4"><text:span text:style-name="Emphasis"><text:span text:style-name="T7"><text:tab/></text:span></text:span><text:span text:style-name="Emphasis"><text:span text:style-name="T11">O hipertexto </text:span></text:span></text:p>
      <text:p text:style-name="P4"><text:span text:style-name="Emphasis"><text:span text:style-name="T7"/></text:span></text:p>
      <text:p text:style-name="P5"><text:span text:style-name="Emphasis"><text:span text:style-name="T7">Fontes:</text:span></text:span></text:p>
      <text:p text:style-name="P5"><text:a xlink:type="simple" xlink:href="http://www.w3c.br/cursos/html5/conteudo/capitulo1.html"><text:span text:style-name="Emphasis">http://www.w3c.br/cursos/html5/conteudo/capitulo1.html</text:span></text:a><text:span text:style-name="Emphasis"><text:span text:style-name="T7"> 30/10 15:00</text:span></text:span></text:p>
      <text:p text:style-name="P5"/>
      <text:p text:style-name="P15"><text:span text:style-name="Emphasis"><text:span text:style-name="T40">MySQL</text:span></text:span></text:p>
      <text:p text:style-name="P1"><text:span text:style-name="Emphasis"><text:span text:style-name="T7"><text:tab/>As informações serão armazenadas em um banco de dados.Segundo Marcelo Abib </text:span></text:span><text:span text:style-name="T1">Cardoso,2009, “Banco de dados é um sistema de armazenamento de dados, ou seja, um</text:span></text:p>
      <text:p text:style-name="P18">conjunto de registros que tem como objetivo organizar e guardar as informações.” O Banco de dados que será utilizado no projeto é o SGBD(sistema de gerenciamento de banco de dados)MySQL, que se intitula o banco de dados de código aberto mais popular do mund<text:span text:style-name="T45">o.</text:span></text:p>
      <text:p text:style-name="P18"><text:tab/>O My SQL foi criado na Suécia por suecos e um finlandês: David Axmark, Allan Larsson e Michael Montty Widenus, mais tarde foi comprado pela empresa de tecnologia e informática Oracle, sua atual proprietária.Ele utiliza a linguagem SQL(Structure Query Language – Linguagem de Consulta Estruturada).É o banco de dados mais utilizado do mundo, segundo o site do mesmo, utilizado até mesmo pela NASA(National Aeronautics and Space Administration- Administração Nacional da Aeronáutica e do Espaço),Google, Facebook, Banco Bradesco e muitos outros.</text:p>
      <text:p text:style-name="P18"><text:tab/>Para auxiliar na utilização do My SQL será usado o programa My SQL Workbench, uma ferramenta gráfica que permite a visualização, criação e gerenciamento de bancos de dados em forma de tabelas, ou em apenas códigos escritos caso o desenvolvedor preferir. O My SQL Workbench é o sucessor de DBDesigner 4 e é feito especialmente para trabalhar com o banco de dados My SQL, ambos foram desenvolvidos pela mesma empresa.</text:p>
      <text:p text:style-name="P17"><text:span text:style-name="Emphasis"><text:span text:style-name="T25"/></text:span></text:p>
      <text:p text:style-name="P17"><text:span text:style-name="Emphasis"><text:span text:style-name="T26"/></text:span></text:p>
      <text:p text:style-name="P8"><text:span text:style-name="Emphasis"><text:span text:style-name="T13"/></text:span></text:p>
      <text:p text:style-name="P5"><text:span text:style-name="Emphasis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0T13:40:47.788000000</meta:creation-date>
    <dc:date>2014-11-11T13:40:30.076000000</dc:date>
    <meta:editing-duration>PT20M11S</meta:editing-duration>
    <meta:editing-cycles>5</meta:editing-cycles>
    <meta:generator>LibreOffice/4.2.0.4$Windows_x86 LibreOffice_project/05dceb5d363845f2cf968344d7adab8dcfb2ba71</meta:generator>
    <meta:document-statistic meta:table-count="0" meta:image-count="0" meta:object-count="0" meta:page-count="2" meta:paragraph-count="31" meta:word-count="776" meta:character-count="4954" meta:non-whitespace-character-count="4191"/>
  </office:meta>
</office:document-meta>
</file>